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3">
            <text:p>0701 <text:s/>100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3">
            <text:p>0701 <text:s/>100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3">
            <text:p>0701 <text:s/>100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3">
            <text:p>0701 <text:s/>100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3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3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5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5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5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5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5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5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5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6">
            <text:p>0701 <text:s/>10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8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9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9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9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9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39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1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3">
            <text:p>0701 <text:s/>100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1T10:02:26.44">
            <text:p>0701 <text:s/>100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1T10:02:26.44">
            <text:p>2021/7/1 10:0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1T10:02:26.44">
            <text:p>0701 <text:s/>1002</text:p>
          </table:table-cell>
          <table:table-cell table:style-name="ce7" table:formula="of:=NOW()" office:value-type="date" office:date-value="2021-07-01T10:02:26.44">
            <text:p>0701 <text:s/>100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1T10:02:26.44">
            <text:p>0701 <text:s/>100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2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4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5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7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8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8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8">
            <text:p>0701 <text:s/>100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58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1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3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4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4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4">
            <text:p>0701 <text:s/>100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4">
            <text:p>0701 <text:s/>100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4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4">
            <text:p>0701 <text:s/>100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6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6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6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6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6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6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6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8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9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9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9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9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9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69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1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2">
            <text:p>0701 <text:s/>100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5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5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5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5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5">
            <text:p>0701 <text:s/>100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7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7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7">
            <text:p>0701 <text:s/>100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1" office:value-type="string" table:number-columns-spanned="2" table:number-rows-spanned="1">
            <text:p>it takes another 2 hours. / I am sor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7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8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8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8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8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78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1" office:value-type="string" table:number-columns-spanned="2" table:number-rows-spanned="1">
            <text:p>ここに穴があります。危ないです。板を置き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1" office:value-type="string" table:number-columns-spanned="2" table:number-rows-spanned="1">
            <text:p>病院に行きます。救急車を呼び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1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1" office:value-type="string">
            <text:p>a'thaamini</text:p>
          </table:table-cell>
          <table:table-cell table:style-name="ce21" office:value-type="string">
            <text:p>it was monday, the twenty-eigh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1" office:value-type="string" table:number-columns-spanned="2" table:number-rows-spanned="1">
            <text:p>今日は、雨が降ります。傘を持って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2">
            <text:p>0701 <text:s/>100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2">
            <text:p>0701 <text:s/>100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2:26.82">
            <text:p>0701 <text:s/>100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1.4">
            <text:p>0701 <text:s/>100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1.4">
            <text:p>0701 <text:s/>100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1" office:value-type="string" table:number-columns-spanned="2" table:number-rows-spanned="1">
            <text:p>it was wednesday, the thirtie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1.4">
            <text:p>0701 <text:s/>10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1.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1" office:value-type="string" table:number-columns-spanned="2" table:number-rows-spanned="1">
            <text:p>a'thalaathiyna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1.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1" office:value-type="string" table:number-columns-spanned="2" table:number-rows-spanned="1">
            <text:p>siy o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1.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0">
            <text:p>16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1.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1">
            <text:p>16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8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2">
            <text:p>16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84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3">
            <text:p>16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4">
            <text:p>16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5">
            <text:p>16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6">
            <text:p>16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7">
            <text:p>16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8">
            <text:p>16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9">
            <text:p>16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1T10:00:53.15">
            <text:p>0701 <text:s/>100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1T10:02:26.83">
            <text:p>0701 <text:s/>1002</text:p>
          </table:table-cell>
          <table:table-cell table:style-name="ce7" table:formula="of:=NOW()" office:value-type="date" office:date-value="2021-07-01T10:02:26.83">
            <text:p>0701 <text:s/>100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1T10:02:26.83">
            <text:p>0701 <text:s/>100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2021/07/01</text:date>, <text:time>10:0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1T10:02:25.86</dc:date>
    <dc:creator>iwabuchi ken</dc:creator>
    <meta:editing-duration>P4DT5H3M26S</meta:editing-duration>
    <meta:editing-cycles>605</meta:editing-cycles>
    <meta:generator>OpenOffice/4.1.3$Win32 OpenOffice.org_project/413m1$Build-9783</meta:generator>
    <meta:document-statistic meta:table-count="2" meta:cell-count="1407" meta:object-count="0"/>
  </office:meta>
</office:document-meta>
</file>